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GyreChorus" svg:font-family="TeXGyreChorus" style:font-pitch="variable"/>
  </office:font-face-decls>
  <office:automatic-styles>
    <style:style style:name="P1" style:family="paragraph" style:parent-style-name="Text_20_body">
      <style:text-properties style:font-name="TeXGyreChorus" fo:font-size="14pt" style:font-size-asian="14pt" style:font-size-complex="14pt"/>
    </style:style>
    <style:style style:name="P2" style:family="paragraph" style:parent-style-name="Text_20_body">
      <style:text-properties style:font-name="TeXGyreChorus" fo:font-size="14pt" officeooo:paragraph-rsid="00073a4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ära pappa/morfar/farfar/onkel/moster/faster/orelatarede fader,</text:p>
      <text:p text:style-name="P1"/>
      <text:p text:style-name="P1">Grattis på Farsdag! Och vilken lyckansost du är!</text:p>
      <text:p text:style-name="P1"/>
      <text:p text:style-name="P1">Den här brevet är en biljett för att få undervising av mig i programmering eller Arduino på lördag den 19:e November klockan 10:00 (dörr öppnas, lektion början klockan 10:15) till 12:00 (och kanske till 13:00)!</text:p>
      <text:p text:style-name="P1"/>
      <text:p text:style-name="P1">Jag förstör att det är en svårt moment! Därför finns det alkoholfri öl och donuts för dig. Det blir en fin dag!</text:p>
      <text:p text:style-name="P1"/>
      <text:p text:style-name="P1">Adjöken, din dotter/son/sonson/sondotter/morson/mordotter/orelaterade dotter/orelaterade son</text:p>
      <text:p text:style-name="P1"/>
      <text:p text:style-name="P1"/>
      <text:p text:style-name="P1"/>
      <text:p text:style-name="P2">Kära pappa/morfar/farfar/onkel/moster/faster/orelatarede fader,</text:p>
      <text:p text:style-name="P2"/>
      <text:p text:style-name="P2">Grattis på Farsdag! Och vilken lyckansost du är!</text:p>
      <text:p text:style-name="P2"/>
      <text:p text:style-name="P2">Den här brevet är en biljett för att få undervising av mig i programmering eller Arduino på lördag den 19:e November klockan 10:00 (dörr öppnas, lektion början klockan 10:15) till 12:00 (och kanske till 13:00)!</text:p>
      <text:p text:style-name="P2"/>
      <text:p text:style-name="P2">Jag förstör att det är en svårt moment! Därför finns det alkoholfri öl och donuts för dig. Det blir en fin dag!</text:p>
      <text:p text:style-name="P2"/>
      <text:p text:style-name="P2">Adjöken, din dotter/son/sonson/sondotter/morson/mordotter/orelaterade dotter/orelaterade 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GyreChorus" svg:font-family="TeXGyreChoru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01:27.112064539</meta:creation-date>
    <dc:date>2022-11-12T07:44:59.293428213</dc:date>
    <meta:editing-duration>PT9M24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146" meta:character-count="1048" meta:non-whitespace-character-count="912"/>
  </office:meta>
</office:document-meta>
</file>